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Linux Libertine G" svg:font-family="'Linux Libertine G'" style:font-pitch="variable"/>
    <style:font-face style:name="Magyar Linux Libertine G" svg:font-family="'Magyar Linux Libertine G'" style:font-adornments="Általáno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Általános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8.5cm" style:type="center"/>
          <style:tab-stop style:position="19.032cm" style:type="right"/>
        </style:tab-stops>
      </style:paragraph-properties>
    </style:style>
    <style:style style:name="P2" style:family="paragraph" style:parent-style-name="Lehetőségek">
      <style:text-properties style:font-name="Liberation Sans1" style:font-name-asian="Times New Roman1" style:font-name-complex="Times New Roman1"/>
    </style:style>
    <style:style style:name="P3" style:family="paragraph" style:parent-style-name="Lehetőségek">
      <style:text-properties style:font-name="Liberation Sans1" officeooo:paragraph-rsid="00079516" style:font-name-asian="Times New Roman1" style:font-name-complex="Times New Roman1"/>
    </style:style>
    <style:style style:name="P4" style:family="paragraph" style:parent-style-name="Lehetőségek">
      <style:text-properties style:font-name="Liberation Sans1" officeooo:paragraph-rsid="0009d531" style:font-name-asian="Times New Roman1" style:font-name-complex="Times New Roman1"/>
    </style:style>
    <style:style style:name="P5" style:family="paragraph" style:parent-style-name="Lehetőségek">
      <style:text-properties style:font-name="Liberation Sans1" officeooo:paragraph-rsid="001c389a" style:font-name-asian="Times New Roman1" style:font-name-complex="Times New Roman1"/>
    </style:style>
    <style:style style:name="P6" style:family="paragraph" style:parent-style-name="Lehetőségek">
      <style:text-properties style:font-name="Liberation Sans1" officeooo:rsid="001cd7fb" officeooo:paragraph-rsid="001cd7fb" style:font-name-asian="Times New Roman1" style:font-name-complex="Times New Roman1"/>
    </style:style>
    <style:style style:name="P7" style:family="paragraph" style:parent-style-name="Lehetőségek">
      <style:text-properties style:font-name="Liberation Sans1" officeooo:rsid="001f511b" officeooo:paragraph-rsid="001f511b" style:font-name-asian="Times New Roman1" style:font-name-complex="Times New Roman1"/>
    </style:style>
    <style:style style:name="P8" style:family="paragraph" style:parent-style-name="Lehetőségek">
      <style:text-properties style:font-name="Liberation Sans1" officeooo:paragraph-rsid="00238608" style:font-name-asian="Times New Roman1" style:font-name-complex="Times New Roman1"/>
    </style:style>
    <style:style style:name="P9" style:family="paragraph" style:parent-style-name="Lehetőségek">
      <style:text-properties style:font-name="Liberation Sans1" officeooo:rsid="002599d2" officeooo:paragraph-rsid="0027dfd1" style:font-name-asian="Times New Roman1" style:font-name-complex="Times New Roman1"/>
    </style:style>
    <style:style style:name="P10" style:family="paragraph" style:parent-style-name="Lehetőségek">
      <style:text-properties style:font-name="Liberation Sans1" officeooo:rsid="002599d2" officeooo:paragraph-rsid="002a9a9d" style:font-name-asian="Times New Roman1" style:font-name-complex="Times New Roman1"/>
    </style:style>
    <style:style style:name="P11" style:family="paragraph" style:parent-style-name="Lehetőségek">
      <style:text-properties style:font-name="Liberation Sans1" officeooo:rsid="00278af0" officeooo:paragraph-rsid="00278af0" style:font-name-asian="Times New Roman1" style:font-name-complex="Times New Roman1"/>
    </style:style>
    <style:style style:name="P12" style:family="paragraph" style:parent-style-name="Lehetőségek">
      <style:text-properties officeooo:paragraph-rsid="0016e34c"/>
    </style:style>
    <style:style style:name="P13" style:family="paragraph" style:parent-style-name="Kérdések">
      <style:text-properties style:font-name="DejaVu Sans1" style:font-name-asian="Times New Roman1" style:font-name-complex="Times New Roman1"/>
    </style:style>
    <style:style style:name="P14" style:family="paragraph" style:parent-style-name="Kérdések">
      <style:text-properties style:font-name="Liberation Sans1" officeooo:paragraph-rsid="0009d531" style:font-name-asian="Times New Roman1" style:font-name-complex="Times New Roman1"/>
    </style:style>
    <style:style style:name="P15" style:family="paragraph" style:parent-style-name="Kérdések">
      <style:text-properties style:font-name="Liberation Sans1" officeooo:rsid="000901c9" officeooo:paragraph-rsid="0015e47a" style:font-name-asian="Times New Roman1" style:font-name-complex="Times New Roman1"/>
    </style:style>
    <style:style style:name="P16" style:family="paragraph" style:parent-style-name="Kérdések">
      <style:text-properties style:font-name="Liberation Sans1" officeooo:rsid="001f511b" officeooo:paragraph-rsid="001f511b" style:font-name-asian="Times New Roman1" style:font-name-complex="Times New Roman1"/>
    </style:style>
    <style:style style:name="P17" style:family="paragraph" style:parent-style-name="Kérdések">
      <style:text-properties style:font-name="Liberation Sans1" officeooo:paragraph-rsid="00238608" style:font-name-asian="Times New Roman1" style:font-name-complex="Times New Roman1"/>
    </style:style>
    <style:style style:name="P18" style:family="paragraph" style:parent-style-name="Kérdések">
      <style:text-properties style:font-name="Liberation Sans1" officeooo:paragraph-rsid="0023a221" style:font-name-asian="Times New Roman1" style:font-name-complex="Times New Roman1"/>
    </style:style>
    <style:style style:name="P19" style:family="paragraph" style:parent-style-name="Kérdések">
      <style:text-properties style:font-name="Liberation Sans1" officeooo:rsid="00278af0" officeooo:paragraph-rsid="00278af0" style:font-name-asian="Times New Roman1" style:font-name-complex="Times New Roman1"/>
    </style:style>
    <style:style style:name="P20" style:family="paragraph" style:parent-style-name="Kérdések">
      <style:text-properties style:font-name="Liberation Sans1" officeooo:rsid="002a9a9d" officeooo:paragraph-rsid="002a9a9d" style:font-name-asian="Times New Roman1" style:font-name-complex="Times New Roman1"/>
    </style:style>
    <style:style style:name="P21" style:family="paragraph" style:parent-style-name="Kérdések">
      <style:text-properties style:font-name="Linux Libertine G" style:font-name-asian="Times New Roman1" style:font-name-complex="Times New Roman1"/>
    </style:style>
    <style:style style:name="P22" style:family="paragraph" style:parent-style-name="Kérdések">
      <style:text-properties officeooo:rsid="001cd7fb" officeooo:paragraph-rsid="001cd7fb"/>
    </style:style>
    <style:style style:name="P23" style:family="paragraph" style:parent-style-name="Kérdések">
      <style:text-properties officeooo:paragraph-rsid="001dc645"/>
    </style:style>
    <style:style style:name="P24" style:family="paragraph" style:parent-style-name="Kérdések">
      <style:text-properties officeooo:rsid="001f511b" officeooo:paragraph-rsid="001f511b"/>
    </style:style>
    <style:style style:name="P25" style:family="paragraph" style:parent-style-name="Kérdések">
      <style:text-properties officeooo:rsid="002599d2" officeooo:paragraph-rsid="002599d2"/>
    </style:style>
    <style:style style:name="P26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7" style:family="paragraph" style:parent-style-name="Kérdések">
      <style:paragraph-properties fo:break-before="page"/>
      <style:text-properties style:font-name="Liberation Sans1" style:font-name-asian="Times New Roman1" style:font-name-complex="Times New Roman1"/>
    </style:style>
    <style:style style:name="P28" style:family="paragraph" style:parent-style-name="Tabulátoros">
      <style:paragraph-properties fo:padding-left="0cm" fo:padding-right="0cm" fo:padding-top="0.3cm" fo:padding-bottom="0cm" fo:border-left="none" fo:border-right="none" fo:border-top="0.99pt solid #000000" fo:border-bottom="none" style:shadow="none" style:join-border="false"/>
      <style:text-properties style:font-name="Linux Libertine G" style:font-name-asian="Times New Roman1" style:font-name-complex="Times New Roman1"/>
    </style:style>
    <style:style style:name="P29" style:family="paragraph" style:parent-style-name="Tabulátoros">
      <style:text-properties style:font-name="Linux Libertine G" officeooo:paragraph-rsid="00199d73"/>
    </style:style>
    <style:style style:name="P30" style:family="paragraph" style:parent-style-name="Tabulátoros">
      <style:text-properties style:font-name="Linux Libertine G" officeooo:paragraph-rsid="0015e47a"/>
    </style:style>
    <style:style style:name="P31" style:family="paragraph" style:parent-style-name="Tabulátoros">
      <style:text-properties style:font-name="Linux Libertine G" style:font-name-asian="Times New Roman1" style:font-name-complex="Times New Roman1"/>
    </style:style>
    <style:style style:name="P32" style:family="paragraph" style:parent-style-name="Tabulátoros">
      <style:text-properties style:font-name="Linux Libertine G" officeooo:rsid="00199d73" officeooo:paragraph-rsid="00199d73"/>
    </style:style>
    <style:style style:name="P33" style:family="paragraph" style:parent-style-name="Tabulátoros">
      <style:text-properties style:font-name="Linux Libertine G" officeooo:paragraph-rsid="00251bba"/>
    </style:style>
    <style:style style:name="P34" style:family="paragraph" style:parent-style-name="Tabulátoros">
      <style:paragraph-properties fo:padding="0cm" fo:border="none" style:shadow="none" style:join-border="false"/>
      <style:text-properties style:font-name="Linux Libertine G" style:font-name-asian="Times New Roman1" style:font-name-complex="Times New Roman1"/>
    </style:style>
    <style:style style:name="P35" style:family="paragraph" style:parent-style-name="Lehetőségek">
      <style:text-properties style:font-name="Liberation Sans1" officeooo:rsid="0016e34c" officeooo:paragraph-rsid="0023a221" style:font-name-asian="Times New Roman1" style:font-name-complex="Times New Roman1"/>
    </style:style>
    <style:style style:name="P36" style:family="paragraph" style:parent-style-name="Lehetőségek">
      <style:text-properties style:font-name="Liberation Sans1" officeooo:rsid="002599d2" officeooo:paragraph-rsid="002ce7a2" style:font-name-asian="Times New Roman1" style:font-name-complex="Times New Roman1"/>
    </style:style>
    <style:style style:name="P37" style:family="paragraph" style:parent-style-name="Lehetőségek">
      <style:text-properties style:font-name="Liberation Sans1" officeooo:rsid="002599d2" officeooo:paragraph-rsid="002fdaf7" style:font-name-asian="Times New Roman1" style:font-name-complex="Times New Roman1"/>
    </style:style>
    <style:style style:name="P38" style:family="paragraph" style:parent-style-name="Lehetőségek">
      <style:text-properties style:font-name="Liberation Sans1" officeooo:rsid="00316ba8" officeooo:paragraph-rsid="00316ba8" style:font-name-asian="Times New Roman1" style:font-name-complex="Times New Roman1"/>
    </style:style>
    <style:style style:name="P39" style:family="paragraph" style:parent-style-name="Kérdések">
      <style:text-properties style:font-name="Liberation Sans1" officeooo:paragraph-rsid="00079516" style:font-name-asian="Times New Roman1" style:font-name-complex="Times New Roman1"/>
    </style:style>
    <style:style style:name="P40" style:family="paragraph" style:parent-style-name="Kérdések">
      <style:text-properties style:font-name="Liberation Sans1" officeooo:rsid="002ce7a2" officeooo:paragraph-rsid="002ce7a2" style:font-name-asian="Times New Roman1" style:font-name-complex="Times New Roman1"/>
    </style:style>
    <style:style style:name="P41" style:family="paragraph" style:parent-style-name="Kérdések">
      <style:text-properties style:font-name="Liberation Sans1" officeooo:rsid="002fdaf7" officeooo:paragraph-rsid="002fdaf7" style:font-name-asian="Times New Roman1" style:font-name-complex="Times New Roman1"/>
    </style:style>
    <style:style style:name="P42" style:family="paragraph" style:parent-style-name="Kérdések">
      <style:text-properties style:font-name="Liberation Sans1" officeooo:rsid="00316ba8" officeooo:paragraph-rsid="00316ba8" style:font-name-asian="Times New Roman1" style:font-name-complex="Times New Roman1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a3ccd"/>
    </style:style>
    <style:style style:name="T3" style:family="text">
      <style:text-properties style:text-underline-style="none" officeooo:rsid="0020d766"/>
    </style:style>
    <style:style style:name="T4" style:family="text">
      <style:text-properties style:font-name="Liberation Sans1" officeooo:rsid="00091d96" style:font-name-asian="Times New Roman1" style:font-name-complex="Times New Roman1"/>
    </style:style>
    <style:style style:name="T5" style:family="text">
      <style:text-properties style:font-name="Liberation Sans1" officeooo:rsid="0016e34c" style:font-name-asian="Times New Roman1" style:font-name-complex="Times New Roman1"/>
    </style:style>
    <style:style style:name="T6" style:family="text">
      <style:text-properties officeooo:rsid="00107755"/>
    </style:style>
    <style:style style:name="T7" style:family="text">
      <style:text-properties officeooo:rsid="0012c1ba"/>
    </style:style>
    <style:style style:name="T8" style:family="text">
      <style:text-properties officeooo:rsid="0013ef5e"/>
    </style:style>
    <style:style style:name="T9" style:family="text">
      <style:text-properties officeooo:rsid="0015e47a"/>
    </style:style>
    <style:style style:name="T10" style:family="text">
      <style:text-properties officeooo:rsid="0016e34c"/>
    </style:style>
    <style:style style:name="T11" style:family="text">
      <style:text-properties officeooo:rsid="00199d73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99d73" style:font-weight-asian="bold" style:font-weight-complex="bold"/>
    </style:style>
    <style:style style:name="T14" style:family="text">
      <style:text-properties officeooo:rsid="001c389a"/>
    </style:style>
    <style:style style:name="T15" style:family="text">
      <style:text-properties officeooo:rsid="001dc645"/>
    </style:style>
    <style:style style:name="T16" style:family="text">
      <style:text-properties officeooo:rsid="0020e766"/>
    </style:style>
    <style:style style:name="T17" style:family="text">
      <style:text-properties officeooo:rsid="00210d36"/>
    </style:style>
    <style:style style:name="T18" style:family="text">
      <style:text-properties officeooo:rsid="00228e2d"/>
    </style:style>
    <style:style style:name="T19" style:family="text">
      <style:text-properties officeooo:rsid="00251bba"/>
    </style:style>
    <style:style style:name="T20" style:family="text">
      <style:text-properties officeooo:rsid="0027dfd1"/>
    </style:style>
    <style:style style:name="T21" style:family="text">
      <style:text-properties officeooo:rsid="002a9a9d"/>
    </style:style>
    <style:style style:name="T22" style:family="text">
      <style:text-properties officeooo:rsid="002ce7a2"/>
    </style:style>
    <style:style style:name="T23" style:family="text">
      <style:text-properties officeooo:rsid="00091d96"/>
    </style:style>
    <style:style style:name="T24" style:family="text">
      <style:text-properties officeooo:rsid="002599d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title>Linux Mint QUIZ</text:title></text:p>
      <text:p text:style-name="P26">Néhol több helyes válasz is lehetséges</text:p>
      <text:p text:style-name="P22">Milyen változatokban érhető el a Linux Mint?</text:p>
      <text:p text:style-name="P6">□ Cinnamon<text:tab/>□ Xfce<text:tab/>□ MATE<text:line-break/>□ KDE<text:tab/>□ Debian Edition<text:tab/>□ Gamers' Edition</text:p>
      <text:p text:style-name="P24">Melyek a Linux Mint „felmenői”?</text:p>
      <text:p text:style-name="P7">□ Fedora<text:tab/>□ Debian<text:tab/>□ Ubuntu</text:p>
      <text:p text:style-name="P16">Mi alapján nevezik el a különféle Linux Mint verziókat?</text:p>
      <text:p text:style-name="P7">□ Bolygók nevei<text:span text:style-name="T16">nek alapján</text:span>.<text:line-break/>□ Női nevek<text:span text:style-name="T18">nek</text:span> <text:span text:style-name="T17">megfelelően</text:span>.<text:line-break/>□ <text:span text:style-name="T16">Egzotikus üdülőhelyek nevei szerint.</text:span></text:p>
      <text:p text:style-name="P17">Mi az a kernel?</text:p>
      <text:p text:style-name="P8">□ Kern András nemrég megjelent, melankolikus hangulatú nagylemeze.<text:line-break/>□ Az operációs rendszer alapja, amely felelős a hardver erőforrásainak kezeléséért.<text:line-break/>□ Friss űrtechnikai fejlesztés, amely a billentyűzetet fogja leváltani hamarosan.</text:p>
      <text:p text:style-name="P23"><text:span text:style-name="T15">A Linux Mint, a</text:span>z Ubuntu, <text:span text:style-name="T6">a Fedora </text:span>operációs rendszer:</text:p>
      <text:p text:style-name="P5">□ <text:span text:style-name="T8">i</text:span>ngyenesen letölthető és használható, a frissítések is ingyenesek.<text:line-break/>□ <text:span text:style-name="T8">f</text:span>izetés ellenében letölthető és használható, a frissítések viszont ingyenesek<text:line-break/>□ <text:span text:style-name="T8">f</text:span>izetés ellenében letölthető és használható, és a frissítések is</text:p>
      <text:p text:style-name="P25">Milyen programok érhetők el a Linux Mint operációs rendszerben?</text:p>
      <text:p text:style-name="P9">□ Firefox böngésző.<text:line-break/>□ LibreOffice irodai programcsomag.<text:line-break/>□ VLC videólejátszó, GThumb képmegjelenítő.<text:line-break/>□ <text:span text:style-name="T20">Pidgin azonnali üzenetküldő<text:line-break/></text:span>□ <text:span text:style-name="T20">Transmission torrent kliens</text:span><text:line-break/>□ Több ezer egyéb média-, irodai-, tudományos- és játékprogram.</text:p>
      <text:p text:style-name="P39">Mi a jelvénye a Linuxnak?</text:p>
      <text:p text:style-name="P3">□ egér<text:tab/>□ pingvin<text:tab/>□ gepárd</text:p>
      <text:p text:style-name="P13">Milyen tulajdonsággal rendelkeznek a szabad szoftverek?</text:p>
      <text:p text:style-name="Lehetőségek">□ Tetszőleges célra történő szabad felhasználás.<text:line-break/>□ A szabad tanulmányozhatóság és igény szerinti módosíthatóság, aminek előfeltétele a forráskódhoz való hozzáférhetőség.<text:line-break/>□ A másolatok szabad terjeszthetősége, segítve ezzel ismerőseinket.<text:line-break/>□ A szabad továbbfejleszthetőség, és az eredmény szabad közzététele a közösség javára.</text:p>
      <text:p text:style-name="P14">Mi az a Live CD?</text:p>
      <text:p text:style-name="P4">□ A Linux<text:span text:style-name="T14">ok, például a Linux Mint</text:span> telepítő CD-je, ahol telepítés előtt ki lehet próbálni a rendszert. Pendrive-ra írva akár napi használatra is alkalmas.<text:line-break/>□ A Hegyalja Fesztivál válogatás CD-je az idén felvett koncertekről.<text:line-break/>□ CD-meghajtó javító CD, amely kitisztítja és új életet lehel a meghajtóba.</text:p>
      <text:p text:style-name="P15"><text:soft-page-break/><text:span text:style-name="T10">Melyik elnevezés szerepel Linux terjesztés kódneveként</text:span>?</text:p>
      <text:p text:style-name="P12"><text:span text:style-name="T4">□ </text:span><text:span text:style-name="T5">Saucy Salamander </text:span><text:span text:style-name="T4">□ </text:span><text:span text:style-name="T5">Petra</text:span><text:span text:style-name="T4"><text:tab/>□ </text:span><text:span text:style-name="T10">Schrödinger</text:span><text:span text:style-name="T5">'s cat</text:span><text:span text:style-name="T4"><text:tab/>□ </text:span><text:span text:style-name="T5">Arcturus</text:span></text:p>
      <text:p text:style-name="P18">Kik vehetnek részt a szabad szoftverek fejlesztésében?</text:p>
      <text:p text:style-name="P35">□ Programozók, hiszen a szoftverek fejlesztéséhez kell a programozói tudás.<text:line-break/>□ Bárki más is, aki kedvet érez hozzá, hogy valamilyen módon segítse a közösséget (fordítás, programtesztelés, felhasználók segítése, népszerűsítés).</text:p>
      <text:p text:style-name="P19"><text:span text:style-name="T10">H</text:span>ol veheted fel a kapcsolatot a Linux Mint hazai közösségével?</text:p>
      <text:p text:style-name="P11"><text:span text:style-name="T10">□ </text:span>A <text:a xlink:type="simple" xlink:href="http://www.linuxmint.hu/">http://www.linuxmint.hu</text:a> weboldalon.<text:span text:style-name="T10"><text:line-break/>□ </text:span>A „linuxminthungary” Facebook oldalon.<text:span text:style-name="T10"><text:line-break/>□ </text:span>A <text:a xlink:type="simple" xlink:href="http://www.linuxmint.hu/forum/">http://www.linuxmint.hu/forum/</text:a> fórumon.</text:p>
      <text:p text:style-name="P20">Honnan tudható meg, hogy a Linux Mint hogy fut a számítógépeden, laptopodon?</text:p>
      <text:p text:style-name="P10">□ <text:span text:style-name="T21">Fórumokból a többi felhasználók tapasztalatai alapján?<text:line-break/></text:span>□ <text:span text:style-name="T21">Újságokból<text:line-break/></text:span>□ <text:span text:style-name="T21">A Linux Mint megfelelő verzióját letöltve, DVD-re, pendrive-ra kiírva és az érintett gépeken kipróbálva.</text:span></text:p>
      <text:p text:style-name="P40">Melyik évben és milyen kódnévvel volt elérhető publikusan a Linux Mint első verziója?</text:p>
      <text:p text:style-name="P36">□ <text:span text:style-name="T22">2006, Ada<text:line-break/></text:span>□ <text:span text:style-name="T22">2002, Adel<text:line-break/></text:span>□ <text:span text:style-name="T22">2004, Zelma</text:span></text:p>
      <text:p text:style-name="P41">Milyen csomagokat használ a Linux Mint?</text:p>
      <text:p text:style-name="P37"><text:span text:style-name="T23">□ tar.gz<text:tab/>□ pkg<text:tab/>□ deb<text:tab/>□ rpm</text:span></text:p>
      <text:p text:style-name="P42">Ki a projektvezetője a Linux Mint projektnek?</text:p>
      <text:p text:style-name="P38"><text:span text:style-name="T24">□ </text:span>Linux Torvalds<text:span text:style-name="T24"><text:line-break/>□ </text:span>Mark Shuttleworth<text:span text:style-name="T24"><text:line-break/>□ </text:span>Clement Lefebvre</text:p>
      <text:p text:style-name="P42"/>
      <text:p text:style-name="P28"/>
      <text:p text:style-name="P34"><text:span text:style-name="T12">Név:</text:span><text:tab/><text:tab/></text:p>
      <text:p text:style-name="P31"/>
      <text:p text:style-name="P31"><text:span text:style-name="T12">E-mail cím:</text:span><text:tab/><text:tab/></text:p>
      <text:p text:style-name="P32"/>
      <text:p text:style-name="P29"><text:span text:style-name="T11">□ </text:span><text:span text:style-name="T13">Szeretnék kérni e-mailben több információt, és hasznos linkeket arról, hogy miképpen vehetek részt a szabad szoftverek fejlesztésében, tesztelésében, dokumentálásában, népszerűsítésében.</text:span></text:p>
      <text:p text:style-name="P29">Honnan hallottál a szabad szoftverekről: <text:tab/></text:p>
      <text:p text:style-name="P33">Mióta használsz <text:span text:style-name="T19">Linux Mintet</text:span>: <text:tab/></text:p>
      <text:p text:style-name="P29">Mióta használsz Firefoxot: <text:tab/></text:p>
      <text:p text:style-name="P29">Mióta használsz Thunderbirdöt: <text:tab/></text:p>
      <text:p text:style-name="P30">Mióta használsz <text:span text:style-name="T9">LibreOffice-ot: <text:tab/></text:span></text:p>
      <text:p text:style-name="P27">Mi a véleményed a <text:span text:style-name="T14">Linux Mint-ről</text:span>?</text:p>
      <text:p text:style-name="Lehetőségek"><text:line-break/><text:line-break/></text:p>
      <text:p text:style-name="Kérdések"><text:span text:style-name="T14">Milyen módon segítenél a Linux Mint projektben</text:span>?</text:p>
      <text:p text:style-name="Lehetőségek"><text:line-break/><text:line-break/></text:p>
      <text:p text:style-name="Kérdések"><text:span text:style-name="T14">Melyik Linux Mint változatokat ismered és használod</text:span>?</text:p>
      <text:p text:style-name="Lehetőségek"><text:line-break/><text:line-break/><text:line-break/></text:p>
      <text:p text:style-name="Kérdések">Honnan informálódsz a <text:span text:style-name="T14">Linux Mint-tel</text:span> kapcsolatos hírekről?</text:p>
      <text:p text:style-name="P2"><text:line-break/><text:line-break/><text:line-break/></text:p>
      <text:p text:style-name="P21">Ide rajzolhatsz valamit, ami a <text:span text:style-name="T7">szabad szoftverekkel</text:span> kapcsolatos ;o) 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Linux Libertine G" svg:font-family="'Linux Libertine G'" style:font-pitch="variable"/>
    <style:font-face style:name="Magyar Linux Libertine G" svg:font-family="'Magyar Linux Libertine G'" style:font-adornments="Általáno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Általános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hu" fo:country="HU" style:letter-kerning="true" style:font-name-asian="AR PL UMing H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style:font-name="Magyar Linux Libertine G" fo:font-family="'Magyar Linux Libertine G'" style:font-style-name="Általános" style:font-pitch="variable" style:font-size-asian="10.5pt" style:font-weight-asian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Lehetőségek" style:family="paragraph" style:parent-style-name="Standard" style:next-style-name="Kérdések" style:class="text" style:master-page-name="">
      <style:paragraph-properties fo:margin-left="2cm" fo:margin-right="0cm" fo:margin-top="0.203cm" fo:margin-bottom="0.305cm" style:contextual-spacing="false" fo:text-indent="0cm" style:auto-text-indent="false" style:page-number="auto">
        <style:tab-stops>
          <style:tab-stop style:position="4.001cm"/>
          <style:tab-stop style:position="7.999cm"/>
          <style:tab-stop style:position="12cm"/>
        </style:tab-stops>
      </style:paragraph-properties>
      <style:text-properties style:font-name="Liberation Sans" fo:font-family="'Liberation Sans'" style:font-style-name="Általános" style:font-family-generic="swiss" style:font-pitch="variable" style:font-size-asian="10.5pt"/>
    </style:style>
    <style:style style:name="Kérdések" style:family="paragraph" style:parent-style-name="Standard" style:next-style-name="Lehetőségek" style:master-page-name="">
      <style:paragraph-properties fo:margin-left="0cm" fo:margin-right="0cm" fo:margin-top="0.152cm" fo:margin-bottom="0.051cm" style:contextual-spacing="false" fo:text-align="justify" style:justify-single-word="false" fo:keep-together="always" fo:text-indent="0cm" style:auto-text-indent="false" style:page-number="auto" fo:padding="0.4cm" fo:border-left="0.99pt solid #000000" fo:border-right="none" fo:border-top="none" fo:border-bottom="none" style:shadow="none" fo:keep-with-next="always">
        <style:tab-stops/>
      </style:paragraph-properties>
      <style:text-properties fo:font-variant="small-caps" style:font-name="DejaVu Sans" fo:font-family="'DejaVu Sans'" style:font-style-name="Book" style:font-family-generic="swiss" style:font-pitch="variable" style:font-size-asian="10.5pt" style:font-weight-asian="normal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ulátoros" style:family="paragraph" style:parent-style-name="Standard">
      <style:paragraph-properties>
        <style:tab-stops>
          <style:tab-stop style:position="3cm"/>
          <style:tab-stop style:position="17cm" style:leader-style="dotted" style:leader-text="."/>
        </style:tab-stops>
      </style:paragraph-properties>
      <style:text-properties style:font-size-asian="10.5pt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8.5cm" style:type="center"/>
          <style:tab-stop style:position="19.032cm" style:type="right"/>
        </style:tab-stops>
      </style:paragraph-properties>
    </style:style>
    <style:style style:name="MT1" style:family="text">
      <style:text-properties style:text-underline-style="none"/>
    </style:style>
    <style:style style:name="MT2" style:family="text">
      <style:text-properties style:text-underline-style="none" officeooo:rsid="001a3ccd"/>
    </style:style>
    <style:style style:name="MT3" style:family="text">
      <style:text-properties style:text-underline-style="none" officeooo:rsid="0020d766"/>
    </style:style>
    <style:page-layout style:name="Mpm1">
      <style:page-layout-properties fo:page-width="21.001cm" fo:page-height="29.7cm" style:num-format="1" style:print-orientation="portrait" fo:margin-top="0.7cm" fo:margin-bottom="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title>Linux Mint QUIZ</text:title><text:span text:style-name="MT1"><text:tab/><text:tab/></text:span><text:span text:style-name="MT2">1.</text:span><text:span text:style-name="MT3">3</text:span></text:p>
      </style:header>
      <style:footer>
        <text:p text:style-name="Footer"><text:tab/>[ <text:page-number text:select-page="current">3</text:page-number> | <text:page-count>3</text:page-count> ]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mi </meta:initial-creator>
    <meta:creation-date>2011-03-26T15:13:16</meta:creation-date>
    <dc:date>2014-07-25T10:41:03.329881310</dc:date>
    <dc:creator>Kami </dc:creator>
    <meta:editing-duration>PT10H33M31S</meta:editing-duration>
    <meta:editing-cycles>215</meta:editing-cycles>
    <meta:generator>LibreOffice/4.2.5.2$Linux_x86 LibreOffice_project/420m0$Build-2</meta:generator>
    <dc:title>Linux Mint QUIZ</dc:title>
    <meta:printed-by>kami </meta:printed-by>
    <meta:print-date>2011-07-13T12:19:27</meta:print-date>
    <meta:document-statistic meta:table-count="0" meta:image-count="0" meta:object-count="0" meta:page-count="3" meta:paragraph-count="53" meta:word-count="531" meta:character-count="3701" meta:non-whitespace-character-count="3193"/>
  </office:meta>
</office:document-meta>
</file>